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9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4" style:font-name-complex="Times New Roman4"/>
    </style:style>
    <style:style style:name="T71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8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82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83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6" style:family="text">
      <style:text-properties fo:color="#000000" style:font-name="Times New Roman" fo:font-size="12pt" fo:font-weight="normal" fo:font-style="italic" style:font-name-asian="Times New Roman4" style:font-name-complex="Times New Roman4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94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95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6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7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8" style:family="text">
      <style:text-properties style:font-name="Times New Roman"/>
    </style:style>
    <style:style style:name="T99" style:family="text">
      <style:text-properties style:font-name="Times New Roman" fo:font-weight="bold" style:font-weight-asian="bold" style:font-weight-complex="bold"/>
    </style:style>
    <style:style style:name="T100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2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style:font-size-asian="12pt" style:font-size-complex="12pt" fo:font-weight="bold" style:font-weight-asian="bold" style:font-weight-complex="bold"/>
    </style:style>
    <style:style style:name="T105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6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7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8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0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2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3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14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18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19" style:family="text">
      <style:text-properties style:font-name-asian="HiddenHorzOCR" style:font-name-complex="HiddenHorzOCR"/>
    </style:style>
    <style:style style:name="T120" style:family="text">
      <style:text-properties fo:font-weight="bold" style:font-weight-asian="bold" style:font-weight-complex="bold" style:font-name-asian="HiddenHorzOCR" style:font-name-complex="HiddenHorzOCR"/>
    </style:style>
    <style:style style:name="T121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2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3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24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25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26" style:family="text">
      <style:text-properties style:font-name-asian="ArialUnicodeMS" style:font-name-complex="ArialUnicodeMS"/>
    </style:style>
    <style:style style:name="T127" style:family="text">
      <style:text-properties style:font-name-asian="ArialUnicodeMS" style:font-name-complex="ArialUnicodeMS" fo:font-weight="bold" style:font-weight-asian="bold" style:font-weight-complex="bold"/>
    </style:style>
    <style:style style:name="T128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9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0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1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2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34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7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8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1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2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43" style:family="text">
      <style:text-properties fo:font-size="12pt" fo:font-style="italic" style:font-size-asian="12pt" style:font-size-complex="12pt" style:font-style-asian="italic" style:font-style-complex="italic"/>
    </style:style>
    <style:style style:name="T144" style:family="text">
      <style:text-properties fo:font-weight="bold" style:font-weight-asian="bold" style:font-weight-complex="bold" style:font-name-asian="ArialUnicodeMS" style:font-name-complex="ArialUnicodeMS"/>
    </style:style>
    <style:style style:name="T145" style:family="text">
      <style:text-properties fo:font-weight="bold" style:font-name-asian="ArialUnicodeMS" style:font-name-complex="ArialUnicodeMS" style:font-weight-asian="bold" style:font-weight-complex="bold"/>
    </style:style>
    <style:style style:name="T146" style:family="text">
      <style:text-properties style:font-name-asian="ArialUnicodeMS" style:font-name-complex="ArialUnicodeMS" fo:font-weight="normal" style:font-weight-asian="normal" style:font-weight-complex="normal"/>
    </style:style>
    <style:style style:name="T147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8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9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0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1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2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53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54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7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8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9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0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1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2" style:family="text">
      <style:text-properties style:font-name-asian="ArialNarrow" style:font-name-complex="ArialNarrow"/>
    </style:style>
    <style:style style:name="T163" style:family="text">
      <style:text-properties style:font-name-asian="ArialNarrow" style:font-name-complex="ArialNarrow" fo:font-weight="bold" style:font-weight-asian="bold" style:font-weight-complex="bold"/>
    </style:style>
    <style:style style:name="T164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65" style:family="text">
      <style:text-properties fo:font-weight="bold" style:font-name-asian="ArialNarrow" style:font-name-complex="ArialNarrow" style:font-weight-asian="bold" style:font-weight-complex="bold"/>
    </style:style>
    <style:style style:name="T166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7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9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0" style:family="text">
      <style:text-properties style:font-name="Times New Roman" style:font-name-asian="Times New Roman" style:font-name-complex="Times New Roman"/>
    </style:style>
    <style:style style:name="T17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1" style:family="text">
      <style:text-properties style:font-name="Times New Roman" fo:font-size="12pt" style:font-size-asian="12pt" style:font-size-complex="12pt" style:font-name-complex="Times New Roman"/>
    </style:style>
    <style:style style:name="T182" style:family="text">
      <style:text-properties style:font-name="Times New Roman" fo:font-size="12pt" style:font-size-asian="12pt" style:font-size-complex="12pt" style:font-name-complex="Times New Roman1"/>
    </style:style>
    <style:style style:name="T183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84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85" style:family="text">
      <style:text-properties style:font-name="Times New Roman" fo:font-size="12pt" style:font-name-complex="Times New Roman" style:font-size-asian="12pt" style:font-size-complex="12pt"/>
    </style:style>
    <style:style style:name="T186" style:family="text">
      <style:text-properties style:font-name="Times New Roman" fo:font-style="italic" style:font-style-complex="italic"/>
    </style:style>
    <style:style style:name="T187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188" style:family="text">
      <style:text-properties style:font-name="Times New Roman" fo:font-size="12pt" style:font-size-asian="12pt" style:font-size-complex="12pt" fo:font-style="normal" style:font-style-complex="normal"/>
    </style:style>
    <style:style style:name="T189" style:family="text">
      <style:text-properties style:font-name="Times New Roman" fo:font-size="12pt" style:font-size-asian="12pt" style:font-size-complex="12pt" fo:font-style="italic" style:font-style-complex="italic"/>
    </style:style>
    <style:style style:name="T190" style:family="text">
      <style:text-properties fo:font-size="12pt" style:font-size-asian="12pt" style:font-size-complex="12pt" fo:font-style="italic" style:font-style-complex="italic"/>
    </style:style>
    <style:style style:name="T19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9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19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195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196" style:family="text">
      <style:text-properties fo:font-size="12pt" style:font-size-asian="12pt" style:font-size-complex="12pt" fo:font-style="normal" style:font-style-complex="normal" style:font-name="Times New Roman"/>
    </style:style>
    <style:style style:name="T197" style:family="text">
      <style:text-properties style:font-name="Times New Roman1" style:font-name-asian="Times New Roman1" style:font-name-complex="Times New Roman1"/>
    </style:style>
    <style:style style:name="T198" style:family="text">
      <style:text-properties style:font-name="Times New Roman" style:font-name-complex="Times New Roman"/>
    </style:style>
    <style:style style:name="T199" style:family="text">
      <style:text-properties style:font-name="Times New Roman" style:font-name-complex="Times New Roman" fo:font-style="italic" style:font-style-complex="italic"/>
    </style:style>
    <style:style style:name="T200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01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02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03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04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05" style:family="text">
      <style:text-properties style:font-name-complex="Times New Roman"/>
    </style:style>
    <style:style style:name="T206" style:family="text">
      <style:text-properties style:font-name-complex="Times New Roman1"/>
    </style:style>
    <style:style style:name="T207" style:family="text">
      <style:text-properties style:font-name-complex="Times New Roman" fo:font-style="italic" style:font-style-complex="italic"/>
    </style:style>
    <style:style style:name="T208" style:family="text">
      <style:text-properties style:font-name-complex="Times New Roman" fo:font-style="normal" style:font-style-complex="normal"/>
    </style:style>
    <style:style style:name="T209" style:family="text">
      <style:text-properties fo:font-size="12pt" style:font-name-complex="Times New Roman" style:font-size-asian="12pt" style:font-size-complex="12pt"/>
    </style:style>
    <style:style style:name="T210" style:family="text">
      <style:text-properties fo:font-size="12pt" style:font-size-asian="12pt" style:font-size-complex="12pt" style:font-name-complex="Times New Roman1"/>
    </style:style>
    <style:style style:name="T211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12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13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14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1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18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71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1">Bernat. 1980 </text:span><text:span text:style-name="T182">[1545]</text:span><text:span text:style-name="T181">. </text:span><text:span text:style-name="T183">Linguae vasconum primitiae</text:span><text:span text:style-name="T184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5">Leizarraga, Joanes. 1990 </text:span><text:span text:style-name="T182">[</text:span><text:span text:style-name="T181">1571</text:span><text:span text:style-name="T182">]</text:span><text:span text:style-name="T181">. </text:span><text:span text:style-name="T183">Iesus Christ gure iaunaren testamentu berria, Othoitza ecclesiasticoen forma,Catechismea, Kalendrera, ABC edo christinoen instructionea</text:span><text:span text:style-name="T184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8">Arriolabengoa, Julen. 2006. </text:span><text:span text:style-name="T186">Ibarguen-Cachopín kronika: Edizioa eta azterketa</text:span><text:span text:style-name="T98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85">Urkixo, Julio. 1919. </text:span><text:span text:style-name="T187">El refranero vasco</text:span><text:span text:style-name="T185">, vol. I: </text:span><text:span text:style-name="T187">Los refranes de Garibay</text:span><text:span text:style-name="T185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8">Betolazaren “Doctrina christiana”. </text:span><text:span text:style-name="T189">Euskera</text:span><text:span text:style-name="T188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8">Betolazaren “Doctrina christiana”. </text:span><text:span text:style-name="T189">Euskera</text:span><text:span text:style-name="T188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8">Betolazaren “Doctrina christiana”. </text:span><text:span text:style-name="T189">Euskera</text:span><text:span text:style-name="T188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0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0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0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0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0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6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6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6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6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6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6">sar</text:span> ez <text:span text:style-name="T6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6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6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6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6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6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6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6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6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6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6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6">ziren</text:span> ementic <text:span text:style-name="T6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6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6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6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6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6">ta</text:span> besteric <text:span text:style-name="T6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6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6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6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6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6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6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6">accordatzen</text:span> es baldin <text:span text:style-name="T6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6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1">Floristán, José M</text:span><text:span text:style-name="T192">a</text:span><text:span text:style-name="T191">. 1993. Conflictos fronterizos, espionaje y vascuence a finales del siglo XVI: 20 documentos inéditos. </text:span><text:span text:style-name="T193">Fontes Linguae Vasconum</text:span><text:span text:style-name="T194"> 63. 177</text:span><text:span text:style-name="T195">‒</text:span><text:span text:style-name="T196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97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97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6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9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9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itartean, </text:span><text:span text:style-name="T90">obligatu naicen </text:span><text:span text:style-name="T91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5">Krajewska, Dorota, Eneko Zuloaga, Ekaitz Santazilia, Borja Ariztimuño, Oxel Uribe-Etxebarria &amp; Urtzi Reguero. 2017. </text:span><text:span text:style-name="T187">Esteve Materraren Do(c)trina Christiana (1617 &amp; 1623): edizioa eta azterketa</text:span><text:span text:style-name="T185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2">Finean, </text:span><text:span text:style-name="T93">gueuretçat </text:span><text:span text:style-name="T94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5">Krajewska, Dorota, Eneko Zuloaga, Ekaitz Santazilia, Borja Ariztimuño, Oxel Uribe-Etxebarria &amp; Urtzi Reguero. 2017. </text:span><text:span text:style-name="T187">Esteve Materraren Do(c)trina Christiana (1617 &amp; 1623): edizioa eta azterketa</text:span><text:span text:style-name="T185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5">Orduan sartcen gara eliçan, eta </text:span><text:span text:style-name="T96">eguiten gara </text:span><text:span text:style-name="T97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5">Krajewska, Dorota, Eneko Zuloaga, Ekaitz Santazilia, Borja Ariztimuño, Oxel Uribe-Etxebarria &amp; Urtzi Reguero. 2017. </text:span><text:span text:style-name="T187">Esteve Materraren Do(c)trina Christiana (1617 &amp; 1623): edizioa eta azterketa</text:span><text:span text:style-name="T185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71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8">ê naiçenarenganyq eçen </text:span><text:span text:style-name="T99">beguyratoco nais</text:span><text:span text:style-name="T98"> fidatcen ez naiçenarenganyq</text:span></text:p>
          </table:table-cell>
          <table:table-cell table:style-name="ce13" office:value-type="string" calcext:value-type="string">
            <text:p><text:span text:style-name="T171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71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Hau nola den obequiago adiceco bearda jaquin nola Mezan daucagun presentean Iaungoycoaren Semea guizon eguincena, ceyn </text:span><text:span text:style-name="T101">concebitu yçandubaytçen</text:span><text:span text:style-name="T102"> Andre dona Mariaren sabelean Espiritu sanduaren obra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6">orci yçandu baycen</text:span> gure Iauna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6">yll yçandubaycen</text:span>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6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6">conuertiditecen</text:span>, eta ala barcaceco becatariey veren becatu guci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6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6">ofrecicendela</text:span> Ayta eternoari gure 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6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6">ofrecicenden</text:span>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6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6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6">ofrecicedin</text:span>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6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Errandenetic atracenda lembicicoric ere Meza dela gauçabat ceñetan honrra gueyago ematen bayçayo Iaun goycoari, eta gueyago agradacen çayona eces berce gauça guciac ceren artan </text:span><text:span text:style-name="T101">ofrecicenbayçayo</text:span><text:span text:style-name="T102"> erranden beçala Iesu Christo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6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103">Oray mezan errecebicen, eta </text:span><text:span text:style-name="T104">ofrecicẽdena</text:span><text:span text:style-name="T103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6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6">deycenda</text:span> Amito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6">erratenden</text:span> horos, graciac emandrazquio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6">ofrecicen çayon</text:span> sacrificioa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6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6">ofrecicen den</text:span>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6">bearçayo ofrecitu</text:span> sacrificioa, eta ez yori berceri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6">leycen da</text:span> nola eguincituen Aldare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6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6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6">erratenden</text:span>oros Sacramentu sandu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6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6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6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6">erranden</text:span>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6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6">ofrecicen den</text:span> sacrificioa, ayen ycen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6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6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6">bearçayo ofrecitu</text:span>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6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6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6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6">ematençayonean</text:span>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6">erran bayt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6">bearden</text:span> Mezaco sacrificioa <text:span text:style-name="T6">ofratu</text:span> güero erranend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6">erranend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6">eguin bearden</text:span> leen Meza ongui ençutec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6">eguin beardirade</text:span> bi gauz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6">ylcen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6">atrazendela</text:span> Pilatosen eche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6">eguincedin</text:span> guiçon, eta ofrecicedin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6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6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6">oroytcengaradela</text:span>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6">oroytcen baycarade</text:span> lurr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5">Beriain, Juan. 1621. </text:span><text:span text:style-name="T187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7">ongi ethorria</text:span><text:span text:style-name="T105">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6">ongi ethorria</text:span><text:span text:style-name="T105"> eta </text:span><text:span text:style-name="T107">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zeren ezpaitira hamar bat hi tz edo baizen, hunela diferentki eta bi aldetara </text:span><text:span text:style-name="T107">eskiribatzen direnak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ldin </text:span><text:span text:style-name="T107">egin baliz</text:span><text:span text:style-name="T105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argatu zituen hanbat manamenduz, sakrifizioz eta zirimonia suertez, hekin batean </text:span><text:span text:style-name="T107">khen zedin</text:span><text:span text:style-name="T105"> hanbat kalteren eta damuren haste eta pitzgarri den alfertasu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lutarkok egiten du liburu bat, etsaietarik </text:span><text:span text:style-name="T107">atheratzen den</text:span><text:span text:style-name="T105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7">erran ahal diteke</text:span><text:span text:style-name="T105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6">erran ahal diteke</text:span><text:span text:style-name="T105">, etzuela egundaino gure Jaungoikoak nahi izatu, </text:span><text:span text:style-name="T107">akhaba zekizten</text:span><text:span text:style-name="T105">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8">Egin da</text:span><text:span text:style-name="T109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nola ezpainin tzen neure buruaz fida, </text:span><text:span text:style-name="T107">desenkusatu nintzen</text:span><text:span text:style-name="T105"> ahal bezanbat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alferrik, zeren hain zinez eta batetan </text:span><text:span text:style-name="T107">lothu zeizkidan</text:span><text:span text:style-name="T105">, non ezetz erraiteko bide guztiak hertsi baitzerauzkidat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dakit, halaber, ezin </text:span><text:span text:style-name="T107">heda naitekeiela</text:span><text:span text:style-name="T105"> euskarako minza tze molde guztietar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7">bekhaiztuko</text:span><text:span text:style-name="T105">, eta ez mutturturik gaitzez jarriko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6">bekhaiztuko</text:span><text:span text:style-name="T105">, eta ez mutturturik gaitzez </text:span><text:span text:style-name="T107">jarriko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nola batbedera bakearekin lohakar tzen, ezansia tzen eta gorpu tzaren plazeretara </text:span><text:span text:style-name="T107">emaiten bait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0">Erran zuen, guztiak desegin, plaundu eta lurrarekin berdindu behar zuela, zeren bere gerla guztiak eta egitekoak hiri hartarik sortzen zeiztela, eta hura deseginez gero, bakean eta soseguan </text:span><text:span text:style-name="T111">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Zeren berehala jendea alferkeriari, jan-edanari, erran- merranei, eta aisiak dakhazkeien gaixtakeria suerte guztiei </text:span><text:span text:style-name="T112">emanen zei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13">Bigarrenean kidatzen </text:span><text:span text:style-name="T114">da</text:span><text:span text:style-name="T113">, eta </text:span><text:span text:style-name="T114">aitzinatzen</text:span><text:span text:style-name="T113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kolpea hu ts egin bada ere, </text:span><text:span text:style-name="T107">eztela</text:span><text:span text:style-name="T105"> zure faltaz edo zu hartako ez gai izanez </text:span><text:span text:style-name="T107">huts egin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7">eskiribatuko baita</text:span><text:span text:style-name="T105"> euskaraz, hura guztia, euskaldunen buruzagi bezala, zuri dagotzula, zuri </text:span><text:span text:style-name="T106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6">eskiribatuko baita</text:span><text:span text:style-name="T105"> euskaraz, hura guztia, euskaldunen buruzagi bezala, zuri dagotzula, zuri </text:span><text:span text:style-name="T107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diren bedi</text:span><text:span text:style-name="T105"> liburutto hunetan, Echaus eta Echausen omena eta ize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onpainia berean galdegin zen berehala, ea nori </text:span><text:span text:style-name="T107">emanen zeikan</text:span><text:span text:style-name="T105"> liburuaren egiteko karg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nseiukarrean bezala </text:span><text:span text:style-name="T107">egiten diren</text:span><text:span text:style-name="T105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lare, harroin edo thonba laur kantoinetako gora ail txatu batzuk, </text:span><text:span text:style-name="T107">egin ahal zitezkeien</text:span><text:span text:style-name="T105"> gorenak, ondoan zabal eta puntan mehar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etsaien artean garenean, </text:span><text:span text:style-name="T107">behar dira</text:span><text:span text:style-name="T105"> buru-beharriak </text:span><text:span text:style-name="T107">ernatu</text:span><text:span text:style-name="T105">, zer egiten eta erraiten den behat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7">hersten zaizt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7">hiltzen denean</text:span><text:span text:style-name="T105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sistrato Atenasko tirano gaixto hark ikhusi zuenean plaza guztia jende alferrez bethea, eta hetarik anhi tz malizia eta pensu gaixto </text:span><text:span text:style-name="T107">sor zitekeiela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rran zuen, guztiak desegin, plaundu eta lurrarekin berdindu behar zuela, zeren bere gerla guztiak eta egitekoak hiri hartarik </text:span><text:span text:style-name="T112">sortzen zeiztela</text:span><text:span text:style-name="T116">, eta hura deseginez gero, bakean eta soseguan 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, ordea, joan zara; lekhuz </text:span><text:span text:style-name="T107">aldatu zara</text:span><text:span text:style-name="T105">; hemengo aldia egin duz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anhitz moldez eta diferentki </text:span><text:span text:style-name="T107">minzatzen baitira</text:span><text:span text:style-name="T105"> Euskal Herria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Hari eskerrak errenda ia tzo tzu, eta nitzaz ere othoitz egiteaz, arren othoi, </text:span><text:span text:style-name="T107">orhoit zaitezi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7">Emaztearen gaitzez </text:span><text:span text:style-name="T118">xikira zedina </text:span><text:span text:style-name="T117">adarreki </text:span><text:span text:style-name="T118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5">Oihenart, Arnaud. 2003 </text:span><text:span text:style-name="T182">[1657]</text:span><text:span text:style-name="T181">. </text:span><text:span text:style-name="T183">Euskal atsotitzak eta neurtitzak</text:span><text:span text:style-name="T1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5">Oihenart, Arnaud. 2003 </text:span><text:span text:style-name="T182">[1657]</text:span><text:span text:style-name="T181">. </text:span><text:span text:style-name="T183">Euskal atsotitzak eta neurtitzak</text:span><text:span text:style-name="T1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5">Oihenart, Arnaud. 2003 </text:span><text:span text:style-name="T182">[1657]</text:span><text:span text:style-name="T181">. </text:span><text:span text:style-name="T183">Euskal atsotitzak eta neurtitzak</text:span><text:span text:style-name="T1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5">Oihenart, Arnaud. 2003 </text:span><text:span text:style-name="T182">[1657]</text:span><text:span text:style-name="T181">. </text:span><text:span text:style-name="T183">Euskal atsotitzak eta neurtitzak</text:span><text:span text:style-name="T1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5">Oihenart, Arnaud. 2003 </text:span><text:span text:style-name="T182">[1657]</text:span><text:span text:style-name="T181">. </text:span><text:span text:style-name="T183">Euskal atsotitzak eta neurtitzak</text:span><text:span text:style-name="T1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5">Oihenart, Arnaud. 2003 </text:span><text:span text:style-name="T182">[1657]</text:span><text:span text:style-name="T181">. </text:span><text:span text:style-name="T183">Euskal atsotitzak eta neurtitzak</text:span><text:span text:style-name="T18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9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9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9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9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9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6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6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6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6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6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6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6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6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6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19"> </text:span><text:span text:style-name="T53">dian Catechima, eta </text:span><text:span text:style-name="T54">ezpaitcireye</text:span><text:span text:style-name="T53"> hartçaz</text:span><text:span text:style-name="T119"> </text:span><text:span text:style-name="T57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19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6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6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6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4">Iakin eraci </text:span><text:span text:style-name="T120">çaicielaric</text:span><text:span text:style-name="T119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6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6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6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6">hassi</text:span> behar <text:span text:style-name="T6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6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6">erran</text:span> nahi <text:span text:style-name="T6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6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6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6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6">erran</text:span> nahi <text:span text:style-name="T6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6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6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6">erran</text:span> nahi <text:span text:style-name="T6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6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9" office:value-type="string" calcext:value-type="string">
            <text:p>Bere lanian bere icena gorde diana, damu gutiagoreki <text:span text:style-name="T6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9" office:value-type="string" calcext:value-type="string">
            <text:p>Auher eztaudian, nontic <text:span text:style-name="T6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9" office:value-type="string" calcext:value-type="string">
            <text:p>Gincoatan diren hirour personac eguiazki algar ganic <text:span text:style-name="T6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9" office:value-type="string" calcext:value-type="string">
            <text:p>Irour personetarik çoin gugatic guiçon <text:span text:style-name="T6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6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6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6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6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6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6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6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6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6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6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6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6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6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6">araguistatu</text:span> <text:span text:style-name="T6">içan</text:span> <text:span text:style-name="T6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9" office:value-type="string" calcext:value-type="string">
            <text:p>Eta hobeki oro eguinbide honçaz <text:span text:style-name="T6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1">Amor, ni </text:span><text:span text:style-name="T122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9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Escuara, eta escualdunac </text:span><text:span text:style-name="T118">mespreciatuac</text:span><text:span text:style-name="T117">, eta </text:span><text:span text:style-name="T118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9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Verthutea deitcen da verthute, ceren bere indarrez</text:span><text:span text:style-name="T7"> […] </text:span><text:span text:style-name="T123">ezbaita bentçutua </text:span><text:span text:style-name="T124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9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Consolatcen naiz</text:span><text:span text:style-name="T121">, ceren iduritcen baitçait asqui eguin dudala bederen ondocoei perfecinorateco</text:span><text:span text:style-name="T122"> </text:span><text:span text:style-name="T121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9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Sarthu cen </text:span><text:span text:style-name="T121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9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Guerla hunetan </text:span><text:span text:style-name="T118">hil ciren </text:span><text:span text:style-name="T117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9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6">santificatua izanbidi</text:span> ceure ice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6">concebitu zan</text:span> Espiritu Santuaren obraz, 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6">izandu zan</text:span> <text:span text:style-name="T6">crucificatua</text:span>, <text:span text:style-name="T6">illa</text:span>, eta <text:span text:style-name="T6">sepultatu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6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6">Cerren, guizon guciac </text:span><text:span text:style-name="T127">concebitcen</text:span><text:span text:style-name="T126">, eta </text:span>jayotcen <text:span text:style-name="T6">badira</text:span> <text:span text:style-name="T126">ere aitagandic, </text:span>eta <text:span text:style-name="T126">amagand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6">eguin izandu zala</text:span> MARIA Virginaren sabel virginalean Espiritu Santuaren obra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6">sinistua izan dad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8">Acusatcen naiz </text:span><text:span text:style-name="T91">seigarren mandamentuan, pecatu eguin deda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9">Ciñatcen</text:span><text:span text:style-name="T89">, eta </text:span><text:span text:style-name="T90">santiguatcen gueradenean </text:span><text:span text:style-name="T91">confessatcen ditugu gueure fedè santuco mysterioaetan principalena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Jesu-Christo bera, ceña </text:span><text:span text:style-name="T90">ofrecitcen zayon</text:span><text:span text:style-name="T131"> </text:span><text:span text:style-name="T132">altare santuan bere aita eternoari gueure remedioraco, crutce santuan </text:span><text:span text:style-name="T133">ofrecitu citzaion </text:span><text:span text:style-name="T132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4">Jesu-Christo bera, ceña </text:span><text:span text:style-name="T135">ofrecitcen zayon </text:span><text:span text:style-name="T136">altare santuan bere aita eternoari gueure remedioraco, crutce santuan </text:span><text:span text:style-name="T137">ofrecitu citzaion</text:span><text:span text:style-name="T138"> </text:span><text:span text:style-name="T139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Culpaz eduqui baceban ignorantcia, </text:span><text:span text:style-name="T90">eztcebala disculpatu </text:span><text:span text:style-name="T91">ignorantcia orrec culpa içatet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ere pecatuaz </text:span><text:span text:style-name="T90">alabatu </text:span><text:span text:style-name="T91">ote </text:span><text:span text:style-name="T90">dan </text:span><text:span text:style-name="T91">iñoren aurr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Bere vorondatez </text:span><text:span text:style-name="T140">loitu</text:span><text:span text:style-name="T141"> ote </text:span><text:span text:style-name="T140">dan</text:span><text:span text:style-name="T141">, edo procuratu ote deban </text:span><text:span text:style-name="T133">bere burua </text:span><text:span text:style-name="T132">loitc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Eta fiatu ote dan jaungoicoaren misericordian, sinisturic </text:span><text:span text:style-name="T90">salvatuco dala </text:span><text:span text:style-name="T91">aren medioz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Explicatcen naiz </text:span><text:span text:style-name="T143">clarecia gueiagoraco exemplo onequ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6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6">salvatuco naiza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6">salvatu guindece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6">salvatu</text:span> ote <text:span text:style-name="T6">dite</text:span>, eta juan gloriara, Eleiza Ama santuaren semerican baicen beste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6">eguiten diraden</text:span> aentzat baicen ez dago salvacioric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6">da salvatcen</text:span>, eta ecin arquitu ere daique salvacio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6">eguiten da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6">eguiten zate</text:span> advertenci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6">arquitcen dan</text:span> Doctrina, da guchienez persona bacoitzac bere animaren salvacioraco jaquin bear debana, <text:span text:style-name="T126">eta iracatsi bear zatena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6">eta </text:span><text:span text:style-name="T127">iracatsi bear zatena</text:span><text:span text:style-name="T126">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6">estimatu bear dan</text:span> virtutea, eta nola seguitu bear zaion virtuteco videari, Cerura juatec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z ofetean.emen entzutera </text:span><text:span text:style-name="T127">ematen </text:span><text:span text:style-name="T6">dan</text:span> <text:span text:style-name="T126">gauza </text:span>da, ezen, asco <text:span text:style-name="T126">importaduco baleb erê memoriaz icastea Cartilla onetan euscaraz escrivituric </text:span>digean <text:span text:style-name="T126">guzt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6">arquitcen diraden</text:span> Cartilla onen bostgarren, eta seigarren capitulu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guinbidi</text:span> ceure vorondatea, nola Ceruan, àla l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zayo</text:span> Christauvari nori zor dion bere Christautasu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6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6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6">eguiten danean</text:span>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6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</text:span><text:span text:style-name="T127">arritmatcen zavon</text:span><text:span text:style-name="T126"> urreneco beatz onetan aditcera ematenda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arritmatcen zavon urreneco beatz onetan aditcera </text:span><text:span text:style-name="T127">ematenda</text:span><text:span text:style-name="T126">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6">reducitzen dà</text:span> Christauvac jaquin bear deban Doctri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xplicatcen dirade</text:span> Credoco Articulu guci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6">dituzu jaquin, eta ezagutu Credoan </text:span><text:span text:style-name="T127">arquitcen diraden</text:span><text:span text:style-name="T126"> Misteryo, eta Articulu, edo sentencia brebe aec </text:span>guciac'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</text:span><text:span text:style-name="T127">ecusi </text:span><text:span text:style-name="T6">litezquean</text:span>, <text:span text:style-name="T126">eta ecusi ecin litezquean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ecusi </text:span>litezquean, <text:span text:style-name="T126">eta </text:span><text:span text:style-name="T127">ecusi</text:span><text:span text:style-name="T126"> ecin </text:span><text:span text:style-name="T127">litezquean</text:span><text:span text:style-name="T126">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rticulu onetan, bada, </text:span><text:span text:style-name="T127">d</text:span><text:span text:style-name="T6">eclaratcen da</text:span>, <text:span text:style-name="T126">Jaun</text:span>goicoaren Semea <text:span text:style-name="T126">cer modu marabillosoan guizon </text:span>eguin <text:span text:style-name="T126">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6">eguin izanduçan</text:span> beingoan, batetan edo instante batean ber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Cerren, nola gucietan </text:span><text:span text:style-name="T6">arquitcen </text:span><text:span text:style-name="T144">dan</text:span><text:span text:style-name="T126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añan orregatican </text:span>erè, poderioaren <text:span text:style-name="T126">obra guciac </text:span><text:span text:style-name="T127">atribuitcen zaizca</text:span><text:span text:style-name="T126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6">atribuitcen zayo</text:span> Espiritu-Santuari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Modu onetan, </text:span>bada, <text:span text:style-name="T145">explicatcen da</text:span><text:span text:style-name="T126"> Misteryo au clarecia, eta, </text:span>noticia <text:span text:style-name="T126">gueiagorac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27">galdetu diraden</text:span><text:span text:style-name="T126"> iru gauza aec, eta orain galdetuaz, berriro essango dan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46">galdetu diraden</text:span><text:span text:style-name="T126"> iru gauza aec, eta orain galdetuaz, berriro </text:span><text:span text:style-name="T127">essango dan</text:span><text:span text:style-name="T126">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Galdetcen zayo</text:span>, bada Christauari: Christo jayo zanean, nola guelditu zan MARIA Ama andre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6">arquitcen ciraden</text:span> Anima justuac detenitu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6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6">arquituco dirade</text:span> Jesu-Christo Juez Supremo aren presentcian, eta a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6">aditcen diráde</text:span>, gracia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6">aditcen dirade</text:span>, pecatu mortale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6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à</text:span> pecatu mortal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6">desseatu</text:span> al <text:span text:style-name="T6">litezquean</text:span> contentu gucia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6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Arquitcen</text:span> ote <text:span text:style-name="T6">da</text:span> Eleiza onetan gueuren pecatuen barcacioraco remedio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6">da</text:span> guelditcen, edo <text:span text:style-name="T6">arquitcen</text:span> oguiaren iruditasuna, edo apariencia, eta oguiaren accidenteac bacar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6">da aumentatcen</text:span>, eta repartitcen hostia aèta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6">arquitcen dà</text:span>, eta dago Hostia consagratu gucietan igualmente, edo berd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6">eguin bear diran</text:span>, eta eguingo dir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6">eguingo dir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Fede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da</text:span> Acto Esperantza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Caridadecoa, edo Amoriozco Act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6">ematen zayonetic</text:span> obligacio au debaná pecatu mortalaren azp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dà</text:span> cer Oratcio eguin bear degu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6">eguin zala</text:span>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6">piztuzan</text:span> illen artetic irugarren egun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6">il zanetic</text:span> irugarren egunean resucitatu zana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6">resucitatu zana</text:span>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7">Trinidade santuco Persona oetatic cein </text:span><text:span text:style-name="T76">eguin </text:span><text:span text:style-name="T148">zan</text:span><text:span text:style-name="T149"> </text:span><text:span text:style-name="T34">guizon?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6">eguin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0">Articulu onetan, bada, declaratcen da, Jaungoicoaren Semea cer modu marabillosoan guizon </text:span><text:span text:style-name="T151">eguin 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6">eguin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6">ilzan</text:span>, cerren Jaungoicoa zan partetic (içanic espiritua) ecin il cei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6">il ceit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6">il çanean</text:span> Corputz Santua eta Anima Santua apartadu ote ciraden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6">apartadu</text:span> ote <text:span text:style-name="T6">ciraden</text:span>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ciraden</text:span> beiñere <text:span text:style-name="T6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6">apartadu çanean</text:span>, nora jachi ç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6">jachi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zan jaichi</text:span> condenaturic ceuden criatura desdichatu aen lecura, baicican Limbo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6">il zanetic</text:span> sembat garren egunean resucitadu, edo piztu z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6">piztu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6">resucitadu zan</text:span> bere poderioz, e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resucitadu zan</text:span>? Juntatuaz bere Anima, eta bere Corputza alcar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6">il ceitean</text:span> modu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Resucitadu zanetic</text:span> cembatgarren egunean igo ceban Ceruetara; eta noren virtutez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6">jaichiten</text:span> ote <text:span text:style-name="T6">dà</text:span> Christo hostiara, eta calicer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6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75">(18) [present participle + </text:span><text:span text:style-name="T176">izan</text:span><text:span text:style-name="T177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6">convertidu zan</text:span> Christoren Corputz viciaren substanc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Ni </text:span><text:span text:style-name="T152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3">Beira zaite </text:span><text:span text:style-name="T154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2">Elizalde, Francisco. 1735. </text:span><text:span text:style-name="T213">Apezendaco dotrina christiana uscáras</text:span><text:span text:style-name="T21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2">Elizalde, Francisco. 1735. </text:span><text:span text:style-name="T213">Apezendaco dotrina christiana uscáras</text:span><text:span text:style-name="T21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2">Elizalde, Francisco. 1735. </text:span><text:span text:style-name="T213">Apezendaco dotrina christiana uscáras</text:span><text:span text:style-name="T21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Erreguetan deusugu Andrea, borondate andi euqui ebanagaiti, </text:span><text:span text:style-name="T152">ofrezietan zala </text:span><text:span text:style-name="T143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15">Urkizu, Diego de. 1737. </text:span><text:span text:style-name="T216">Virgina Santissimien Errosario Santuena</text:span><text:span text:style-name="T217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5">Señale au ceñatuten dala da </text:span><text:span text:style-name="T137">santiguetan dala </text:span><text:span text:style-name="T156">ondo</text:span></text:p>
          </table:table-cell>
          <table:table-cell table:style-name="ce13" office:value-type="string" calcext:value-type="string">
            <text:p><text:span text:style-name="T171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Othoiztua naiz</text:span><text:span text:style-name="T143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7">Eçteçaçula gogorki trata, tentacioniaç </text:span><text:span text:style-name="T152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8">Eci eçta bere buria goratcen diana pheretchatu, bena bai </text:span><text:span text:style-name="T159">Jincouaç gora </text:span><text:span text:style-name="T160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1">nitçaç</text:span><text:span text:style-name="T160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0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unduaren partetic aguirienetan jaquin dan gueiena griegoz ta latinez </text:span><text:span text:style-name="T163">escribitu </text:span><text:span text:style-name="T6">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6">guidatuac</text:span>, beren ceruco libruac lenguage bietan escribitu cituzte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2">escribitu ta gazteai </text:span><text:span text:style-name="T164">abc</text:span><text:span text:style-name="T162">-tic asi ta eracusten</text:span><text:span text:style-name="T163"> jarri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6">contatu</text:span> oi <text:span text:style-name="T6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Gazte bat aurtasunetic nola ondo </text:span><text:span text:style-name="T163">aci bear dan</text:span><text:span text:style-name="T162">, </text:span><text:span text:style-name="T164">abc</text:span><text:span text:style-name="T162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usquera Jaincoac nai ta menditarte oietan, beti nasgabe, beti garbi, beti seguru beregan </text:span><text:span text:style-name="T163">gorde izan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6">esan</text:span> oi <text:span text:style-name="T6">da</text:span> edo euscaldunac esan oi dute Jaungoicoac paradisuan <text:span text:style-name="T162">Adan gure Aitari45 eusqueraz “Adan, non cera?” esan cio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6">usatcen zala</text:span> dió gure Cornelioc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6">cont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unduaren partetic aguirienetan </text:span><text:span text:style-name="T163">jaquin dan</text:span><text:span text:style-name="T162"> gueiena griegoz ta latinez escribitu </text:span>iza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mbeste libru ondo escribitceco ta oriec bear bezala iracurtceco,</text:span>esan edo itzeguiteco bietan erregla on asco <text:span text:style-name="T6">eman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Esan</text:span> oi <text:span text:style-name="T6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6">quendu d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2">legueco mysterio escutatu ta dotrina salvatceco bear dana, sacerdote jaunen </text:span>ministerio sagraduetan, eusqueraz baicic emen eguin ta <text:span text:style-name="T6">esan bear</text:span> ez <text:span text:style-name="T6">d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Bada Aita Manuel </text:span>Larramendic neque gogor ta estudio esan al baño andiagoarequin ecin izango ta ecin <text:span text:style-name="T6">eguingo z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2">bertaco ta are gueiago Franciaco libruen socorruaz, nolerebait errazago beren izquera </text:span><text:span text:style-name="T163">gorde 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aravilla au ondo icusi, enzun ta aditu gabe ecin, ala fede, </text:span><text:span text:style-name="T163">sinistu </text:span><text:span text:style-name="T6">l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6">erosten dan</text:span> gauza ezt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6">itzeguiten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6">ezta icusi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6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6">eragozten bazai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2">gramatican euscara beñere </text:span><text:span text:style-name="T163">utci bear ezt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6">esan</text:span> oi <text:span text:style-name="T6">da</text:span>: gaztelania ez icasi ta eusquera bai azt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6">enzun</text:span> oi <text:span text:style-name="T6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65">gordetcen badira</text:span><text:span text:style-name="T162"> edoceñ eusquera chitez beraa, suave eta gozoa ertengo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</text:span><text:span text:style-name="T163">esan zan</text:span><text:span text:style-name="T162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6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</text:span><text:span text:style-name="T163">esan</text:span><text:span text:style-name="T162"> oi </text:span><text:span text:style-name="T163">da</text:span><text:span text:style-name="T162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esan oi da; ta alferricaco letra asco utci ta itcez esaten edo aoz </text:span><text:span text:style-name="T163">pronunciatcen dana</text:span><text:span text:style-name="T162">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6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6">iracur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6">icus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6">esaten d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2">du ez berez edo bacarric, baicican vocalaquin batean aoz </text:span><text:span text:style-name="T163">esaten diranac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6">asi bear diran</text:span> ta cer letraqui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6">banatu cir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lere, asco eguiequi eusquera </text:span><text:span text:style-name="T163">gal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6">oitu</text:span> edo <text:span text:style-name="T6">eguin dir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6">oitu bear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2">egercicio pisca batequin seguru erdaraz bezala edo aisago euscaraz iracurtcera</text:span><text:span text:style-name="T163"> </text:span><text:span text:style-name="T6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scolan bertan eracatsi ordu onean ta erdaraz jardun dezatela; </text:span>baña guero libre, naiz eusqueraz, naiz gaztelaniaz; orrequin bietara <text:span text:style-name="T6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esan zan, ederqui ta </text:span>nai bezala iracurtera gure chiquiac eta andiac <text:span text:style-name="T6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Onetara oitu ta eguin, ta gogotic equin ta laster lau egunean </text:span>orretara <text:span text:style-name="T6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6">bali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6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6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6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6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6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6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6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6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6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6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6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6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6">ascatuco</text:span> ez <text:span text:style-name="T6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6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6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6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6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6">bete</text:span> ez <text:span text:style-name="T6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6">parau</text:span> ete <text:span text:style-name="T6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6">dira</text:span> ez onlango heridac Bedarchubaz <text:span text:style-name="T6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6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6">jacolaco</text:span> echagun beguiratu bati ondo <text:span text:style-name="T6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6">eguin</text:span> biar <text:span text:style-name="T6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6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6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Atera</text:span> biar <text:span text:style-name="T6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6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6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6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6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6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6">trucau</text:span> biar <text:span text:style-name="T6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6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6">eguin</text:span> oi <text:span text:style-name="T6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6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6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6">da</text:span> aragui sendoric <text:span text:style-name="T6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6">artu</text:span> biar <text:span text:style-name="T6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6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6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6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6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6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6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6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6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6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6">confesatu</text:span> oi <text:span text:style-name="T6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6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6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6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6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6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6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6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6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6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6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6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6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Cer icen </text:span><text:span text:style-name="T167">eman</text:span><text:span text:style-name="T168"> oi </text:span><text:span text:style-name="T167">zate</text:span><text:span text:style-name="T168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6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6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6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6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6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6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6">eguin</text:span> oi <text:span text:style-name="T6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6">confesatu bear</text:span> ote <text:span text:style-name="T6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6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6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6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6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6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6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6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6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6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6">eguiñ</text:span> oi <text:span text:style-name="T6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6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6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6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6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6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6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6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6">esaten</text:span> ez <text:span text:style-name="T6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6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6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6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6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6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6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6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6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6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6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6">sortu</text:span> oi <text:span text:style-name="T6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6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6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Beraz onezco damu, edo Contricioarequin confesatzeco prestatzen bada bat, eta Elizara dijoala bidean </text:span><text:span text:style-name="T167">iltzen bada</text:span><text:span text:style-name="T168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6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6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6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6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9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6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6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6">oroitzen</text:span> ote <text:span text:style-name="T6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6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 table:number-rows-repeated="10478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9T12:15:42.881000000</dc:date>
    <meta:editing-duration>P1DT8H58M27S</meta:editing-duration>
    <meta:editing-cycles>758</meta:editing-cycles>
    <meta:generator>LibreOffice/7.5.2.2$Windows_X86_64 LibreOffice_project/53bb9681a964705cf672590721dbc85eb4d0c3a2</meta:generator>
    <meta:document-statistic meta:table-count="1" meta:cell-count="7941" meta:object-count="0"/>
  </office:meta>
</office:document-meta>
</file>